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2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oscur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y Pot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jearwicke</text:p>
          </table:table-cell>
          <table:table-cell table:style-name="ce3" office:value-type="string" calcext:value-type="string">
            <text:p>Ben Earwicker, Garrison Photography, Boise, ID. <text:a xlink:href="http://www.garrisonphoto.org/" xlink:type="simple">www.garrisonphoto.org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 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post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milan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velodesig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ral brick cotta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ine churc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vanmar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B slumping over in sadness</text:p>
          </table:table-cell>
          <table:table-cell office:value-type="string" calcext:value-type="string">
            <text:p>msoo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Boy's green ey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-O-L-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13de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instaubfil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. B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ulia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ng &amp; al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änseblüm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Bi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mbardierkäfer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Patrick Coin</text:p>
          </table:table-cell>
          <table:table-cell/>
          <table:table-cell table:style-name="ce4"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nisches Kapite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d Meskens</text:p>
          </table:table-cell>
          <table:table-cell/>
          <table:table-cell table:style-name="ce4"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està, Altarretabel des Sieneser Doms, Vorderseite, Predella mit Szenen aus der Kindheit Jesu und Propheten, Szene: Prophet Hosea</text:p>
          </table:table-cell>
          <table:table-cell office:value-type="string" calcext:value-type="string">
            <text:p>Wikimedia Commons / The Yorck Project: 10.000 Meisterwerke der Malerei. DVD-ROM, 2002. ISBN 3936122202. Distributed by DIRECTMEDIA Publishing GmbH.</text:p>
          </table:table-cell>
          <table:table-cell office:value-type="string" calcext:value-type="string">
            <text:p>Duccio di Buoninsegna</text:p>
          </table:table-cell>
          <table:table-cell/>
          <table:table-cell table:style-name="ce4" office:value-type="string" calcext:value-type="string">
            <text:p>Reproduction © The Yorck Project / Zenodot Verlagsgesellschaft mbH (GNU FDL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lialkirche zur Schmerzhaften Muttergottes, Alberskirch, Ortschaft Taldorf, Stadt Ravensburg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ndreas Praefcke</text:p>
          </table:table-cell>
          <table:table-cell/>
          <table:table-cell table:style-name="ce4" office:value-type="string" calcext:value-type="string">
            <text:p>GNU FDL 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clker.com</text:p>
          </table:table-cell>
          <table:table-cell office:value-type="string" calcext:value-type="string">
            <text:p>O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ut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nazreth</text:p>
          </table:table-cell>
          <table:table-cell office:value-type="float" office:value="1023027" calcext:value-type="float">
            <text:p>1023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atellite Dish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rau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orld Globe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hokun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77949025 (Wolke)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horse50" xlink:type="simple">horse50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4</text:p>
          </table:table-cell>
          <table:table-cell table:style-name="ce3" office:value-type="string" calcext:value-type="string">
            <text:p>Shepherd &amp; Suffolk shee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tickyse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Father &amp; son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tlst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Golden crown of german kings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hisk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a candle at night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gorand198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creen Beans character with a question mark overhead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Schnee von ge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ichstagsgebäude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Ronny Siegel</text:p>
          </table:table-cell>
          <table:table-cell/>
          <table:table-cell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silianisches Klassenzimm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erhard Prant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panischer Garten Statu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y CollageAr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nosaal rot Lautsprecher Vorha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jinC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Fishing poles on a special occasio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ingerco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 Traum vom Go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horben Wenge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Japanese sword katana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rdinel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Lichtkunst.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gel auf den Kopf treffen-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Schrift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tin Luther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ucas Cranach d. Ä., 15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brannte Thora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 Schü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Isolated Trumpe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damo_47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salms Scrol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Library of Congress / Israel Antiquities Authority / Public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k po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safe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Bücher der Bibel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Inhalte der Torah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9</text:p>
          </table:table-cell>
          <table:table-cell table:style-name="ce3" office:value-type="string" calcext:value-type="string">
            <text:p>Screen Beans character pointing to one side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lhouette of a ma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ifta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Missionsreisen des Paulus</text:p>
          </table:table-cell>
          <table:table-cell office:value-type="string" calcext:value-type="string">
            <text:p>Wikimedia Commons</text:p>
          </table:table-cell>
          <table:table-cell table:style-name="ce3" office:value-type="string" calcext:value-type="string">
            <text:p>Janz</text:p>
          </table:table-cell>
          <table:table-cell/>
          <table:table-cell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2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3</text:p>
          </table:table-cell>
          <table:table-cell office:value-type="string" calcext:value-type="string">
            <text:p>Jesus Christ Free Vector Clip Art</text:p>
          </table:table-cell>
          <table:table-cell office:value-type="string" calcext:value-type="string">
            <text:p>vectorsdaily.co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toon Thought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urz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4</text:p>
          </table:table-cell>
          <table:table-cell office:value-type="string" calcext:value-type="string">
            <text:p>Laguiole 7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nnengereifte Früch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schenlamp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dreas Morl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ot 19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 Ico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Osman Zöll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.S.Lewis</text:p>
          </table:table-cell>
          <table:table-cell office:value-type="string" calcext:value-type="string">
            <text:p>Wikimedia Comm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t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Hans-Jakob Wein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inre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ila.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rbog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<text:a xlink:href="http://www.rudis-fotoseite.de/" xlink:type="simple">www.rudis-fotoseite.de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gweis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ilmann Jör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sherrile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Emiliano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man soldi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Broug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 Wax Se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adgetsc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mbston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p silhouett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pecula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ectiv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ooF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Franck Douc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ock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ahdeque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 lifesaver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 York Brooklyn Brid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inzi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Brot und Wei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akob Erhardt / 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Ghost, Classic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riousT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iesi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Exl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x Sea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ome_b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awel_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e Grap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OeuilDeN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humbs Dow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agobert83+qubod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Car Accident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Matthias Van Woens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 – Monochrom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Urs Roes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xeolhad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presen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cretlond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Swiss style speak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And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phone symbo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oe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hör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 / 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unch wra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aroa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rk Sunset 4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trufsäu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olksmission Gebäud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ugs Pills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zomb_kil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Kleingruppenlogo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UK Traffic Signals 00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listair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Grave, R.I.P.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inky20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Wahrsagen mit Spaßfaktor!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efan Ba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rtoon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unanau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ossy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fre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ento Mori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freetra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cked u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abysber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me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wildchie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cyberscoo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lobal qui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rub with trumpe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</text:p>
          </table:table-cell>
          <table:table-cell table:number-columns-repeated="1020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.00.0000</text:date>, <text:time style:data-style-name="N2" text:time-value="0000-00-00T00:00:03.0344045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3-09-24T17:12:19.828628611</dc:date>
    <meta:editing-duration>P2DT2H12M45S</meta:editing-duration>
    <meta:generator>LibreOffice/4.1.1.2$Linux_X86_64 LibreOffice_project/410m0$Build-2</meta:generator>
    <meta:editing-cycles>104</meta:editing-cycles>
    <meta:document-statistic meta:table-count="2" meta:cell-count="456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